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Arial"/>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text-align="justify" style:justify-single-word="false" style:writing-mode="lr-tb"/>
    </style:style>
    <style:style style:name="P3" style:family="paragraph" style:parent-style-name="Standard">
      <style:text-properties officeooo:rsid="001909ed" officeooo:paragraph-rsid="001909ed"/>
    </style:style>
    <style:style style:name="P4" style:family="paragraph" style:parent-style-name="Standard">
      <style:text-properties officeooo:rsid="001909ed" officeooo:paragraph-rsid="001adfb3"/>
    </style:style>
    <style:style style:name="P5" style:family="paragraph" style:parent-style-name="Standard">
      <style:paragraph-properties fo:text-align="justify" style:justify-single-word="false"/>
      <style:text-properties officeooo:rsid="001909ed" officeooo:paragraph-rsid="001909ed"/>
    </style:style>
    <style:style style:name="P6" style:family="paragraph" style:parent-style-name="Standard">
      <style:paragraph-properties fo:text-align="justify" style:justify-single-word="false"/>
      <style:text-properties officeooo:rsid="001909ed" officeooo:paragraph-rsid="001adfb3"/>
    </style:style>
    <style:style style:name="P7" style:family="paragraph" style:parent-style-name="Text_20_body">
      <style:paragraph-properties fo:margin-left="0.529cm" fo:margin-right="0cm" fo:text-indent="0cm" style:auto-text-indent="false" fo:padding="0cm" fo:border="none" style:writing-mode="lr-tb"/>
      <style:text-properties style:font-name="Roboto" fo:font-size="14pt" fo:font-weight="bold"/>
    </style:style>
    <style:style style:name="P8" style:family="paragraph" style:parent-style-name="Text_20_body">
      <style:paragraph-properties fo:text-align="justify" style:justify-single-word="false"/>
      <style:text-properties officeooo:rsid="001909ed" officeooo:paragraph-rsid="001909ed"/>
    </style:style>
    <style:style style:name="P9" style:family="paragraph" style:parent-style-name="Text_20_body">
      <style:paragraph-properties fo:text-align="justify" style:justify-single-word="false"/>
    </style:style>
    <style:style style:name="T1" style:family="text">
      <style:text-properties officeooo:rsid="001adf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ntelligent Analysis of STIX Threat Intelligence for</text:p>
      <text:p text:style-name="P7">Detecting Malicious Behavior</text:p>
      <text:p text:style-name="Standard"/>
      <text:p text:style-name="Standard"/>
      <text:p text:style-name="P5">STEP 1: <text:span text:style-name="T1">Validation of StiX Data</text:span></text:p>
      <text:p text:style-name="P5"/>
      <text:p text:style-name="P8">The first step of the proposed approach is to design a robust preprocessing pipeline that cleans, validates, and normalizes STIX-based cyber threat intelligence data. Since STIX intelligence is available in multiple formats and versions, this pipeline focuses on unifying heterogeneous CTI data into a consistent and machine-readable representation.</text:p>
      <text:p text:style-name="P9">The pipeline begins by ingesting STIX data originating from multiple STIX formats (STIX 1.x, STIX 2.0, and STIX 2.1). The data is parsed and wrangled by extracting relevant CTI objects such as indicators, entities, and relationships. These objects are then combined across formats to remove structural inconsistencies introduced by version differences.</text:p>
      <text:p text:style-name="P9">A unified Common CTI JSON format is introduced to represent all STIX inputs in a standardized manner. The normalized representation includes the following fields:</text:p>
      <text:p text:style-name="P9"/>
      <text:p text:style-name="P6"><text:s text:c="3"/>{</text:p>
      <text:p text:style-name="P6"><text:tab/>threat:,</text:p>
      <text:p text:style-name="P6"><text:tab/>stix version,</text:p>
      <text:p text:style-name="P6"><text:tab/>threat level:,</text:p>
      <text:p text:style-name="P6"><text:s text:c="5"/><text:tab/>entity_type,</text:p>
      <text:p text:style-name="P6"><text:s text:c="2"/><text:tab/>indicator_type,</text:p>
      <text:p text:style-name="P6"><text:s text:c="2"/><text:tab/>value,</text:p>
      <text:p text:style-name="P6"><text:s text:c="2"/><text:tab/>confidence,</text:p>
      <text:p text:style-name="P6"><text:s text:c="2"/><text:tab/>source,</text:p>
      <text:p text:style-name="P6"><text:s text:c="2"/><text:tab/>relationships,</text:p>
      <text:p text:style-name="P6"><text:s text:c="2"/><text:tab/>timestamp</text:p>
      <text:p text:style-name="P6">}</text:p>
      <text:p text:style-name="P2"><text:span text:style-name="Source_20_Text"/></text:p>
      <text:p text:style-name="P9">This normalized format abstracts away STIX-specific syntax while preserving the semantic meaning of the threat intelligence. It ensures that all CTI objects, regardless of their original STIX version, can be processed uniformly in later stages.</text:p>
      <text:p text:style-name="P9">Once normalization is completed, the data is subjected to strict type verification and field-level validation. Each field is checked to ensure that it contains valid data in the correct format, such as valid timestamps, confidence values within acceptable ranges, and correctly typed indicator values. Objects that fail validation are either flagged or excluded from further analysis.</text:p>
      <text:p text:style-name="P9">To handle incomplete or missing contextual information, a similarity-based approach is applied. Using a K-Nearest Neighbors or nearest-neighbor algorithm, each CTI object is compared with similar threat intelligence entries. Missing or <text:span text:style-name="Source_20_Text">N/A</text:span> values in non-critical fields are inferred based on the most similar validated threats. This inference process is applied conservatively and only to contextual attributes, ensuring that core observables are not altered.</text:p>
      <text:p text:style-name="P9"><text:soft-page-break/>Finally, appropriate filtering and feature selection techniques are applied to prepare the data for analysis. Relevant attributes are selected, encoded, or transformed into suitable features, ensuring that the output of Step 1 is a clean, consistent, and ML-ready dataset.</text:p>
      <text:p text:style-name="P5"/>
      <text:p text:style-name="P5"/>
      <text:p text:style-name="P5"/>
      <text:p text:style-name="P5">STEP 2: <text:span text:style-name="T1">Prediction-Prescription Pipeline</text:span></text:p>
      <text:p text:style-name="P6"/>
      <text:p text:style-name="P8">The second phase of the system focuses on analyzing the preprocessed CTI data to classify threats, assess severity, and support decision-making. This phase implements a prediction–prescription pipeline that mirrors real-world cybersecurity analysis workflows.</text:p>
      <text:p text:style-name="P9">In this stage, the normalized and feature-engineered CTI data is used to train classification models capable of distinguishing between malicious and non-malicious threat intelligence. An ensemble learning approach is adopted, combining boosting and bagging techniques to improve robustness against noisy and inconsistent CTI data. Each trained model contributes to the overall prediction, and the outputs of multiple models are aggregated to produce a final threat classification.</text:p>
      <text:p text:style-name="P9">The classification results are further refined using a rule-based threat evaluation chain. This rule chain integrates contextual signals such as confidence scores, relationship strength, source reliability, and consistency across multiple feeds to compute an overall threat score. This hybrid approach ensures that machine learning predictions are complemented by deterministic rules, improving interpretability and trustworthiness.</text:p>
      <text:p text:style-name="P9">To make the system intuitive and accessible for end users, a dashboard-based Decision Support System (DSS) is proposed. The dashboard presents normalized CTI objects, threat classifications, threat scores, and credibility indicators in a clear and interpretable manner. This enables analysts to understand why a threat was flagged and how the final decision was derived.</text:p>
      <text:p text:style-name="P9">As a future extension, the DSS can be evolved into an expert system by incorporating analyst feedback, adaptive rule updates, and continuous learning mechanisms. This allows the system to improve over time while maintaining transparency and control.</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0T23:26:12.939975167</meta:creation-date>
    <dc:date>2026-01-10T23:44:43.844294543</dc:date>
    <meta:editing-duration>PT7M40S</meta:editing-duration>
    <meta:editing-cycles>1</meta:editing-cycles>
    <meta:document-statistic meta:table-count="0" meta:image-count="0" meta:object-count="0" meta:page-count="2" meta:paragraph-count="28" meta:word-count="595" meta:character-count="4304" meta:non-whitespace-character-count="3708"/>
    <meta:generator>LibreOffice/7.3.7.2$Linux_X86_64 LibreOffice_project/30$Build-2</meta:generator>
  </office:meta>
</office:document-meta>
</file>